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BFBFBF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38"/>
    <style:style style:name="ce7" style:family="table-cell" style:parent-style-name="Comma" style:data-style-name="N37"/>
    <style:style style:name="ce8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9" style:family="table-cell" style:parent-style-name="Comma" style:data-style-name="N37">
      <style:table-cell-properties fo:border-top="thin solid #000000" fo:border-bottom="2pt solid #000000" fo:border-left="none" fo:border-right="none"/>
    </style:style>
    <style:style style:name="ce10" style:family="table-cell" style:parent-style-name="Percent" style:data-style-name="N13"/>
    <style:style style:name="ce11" style:family="table-cell" style:parent-style-name="Comma" style:data-style-name="N36"/>
    <style:style style:name="ce12" style:family="table-cell" style:parent-style-name="Percent" style:data-style-name="N13"/>
    <style:style style:name="ce13" style:family="table-cell" style:parent-style-name="Default" style:data-style-name="N38">
      <style:table-cell-properties fo:border-top="thin solid #000000" fo:border-bottom="2pt solid #000000" fo:border-left="none" fo:border-right="none"/>
    </style:style>
    <style:style style:name="ce14" style:family="table-cell" style:parent-style-name="Percent" style:data-style-name="N14"/>
    <style:style style:name="ce15" style:family="table-cell" style:parent-style-name="Percent" style:data-style-name="N13">
      <style:table-cell-properties fo:border-top="thin solid #000000" fo:border-bottom="2pt solid #000000" fo:border-left="none" fo:border-right="none"/>
    </style:style>
    <style:style style:name="ce16" style:family="table-cell" style:parent-style-name="Default" style:data-style-name="N0">
      <style:text-properties fo:color="#7F7F7F"/>
    </style:style>
    <style:style style:name="ce17" style:family="table-cell" style:parent-style-name="Default" style:data-style-name="N38">
      <style:text-properties fo:color="#7F7F7F"/>
    </style:style>
    <style:style style:name="ce18" style:family="table-cell" style:parent-style-name="Percent" style:data-style-name="N13">
      <style:text-properties fo:color="#7F7F7F"/>
    </style:style>
    <style:style style:name="ce19" style:family="table-cell" style:parent-style-name="Percent" style:data-style-name="N13">
      <style:text-properties fo:color="#7F7F7F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Comma" style:data-style-name="N37">
      <style:table-cell-properties fo:background-color="transparent"/>
    </style:style>
    <style:style style:name="ce2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Comma" style:data-style-name="N37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Percent" style:data-style-name="N13">
      <style:table-cell-properties fo:background-color="transparent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Comma" style:data-style-name="N36">
      <style:table-cell-properties fo:background-color="transparent"/>
    </style:style>
    <style:style style:name="ce28" style:family="table-cell" style:parent-style-name="Default" style:data-style-name="N0">
      <style:table-cell-properties style:vertical-align="automatic" fo:wrap-option="wrap" fo:background-color="#BFBFBF"/>
    </style:style>
    <style:style style:name="ce29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10.4510416666667cm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2.77812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143125cm" style:use-optimal-column-width="true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9.89541666666667cm" style:use-optimal-column-width="true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5.318125cm"/>
    </style:style>
    <style:style style:name="co15" style:family="table-column">
      <style:table-column-properties fo:break-before="auto" style:column-width="1.85208333333333cm" style:use-optimal-column-width="true"/>
    </style:style>
    <style:style style:name="co16" style:family="table-column">
      <style:table-column-properties fo:break-before="auto" style:column-width="1.95791666666667cm" style:use-optimal-column-width="true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2.11666666666667cm" style:use-optimal-column-width="true"/>
    </style:style>
    <style:style style:name="co19" style:family="table-column">
      <style:table-column-properties fo:break-before="auto" style:column-width="5.76791666666667cm" style:use-optimal-column-width="true"/>
    </style:style>
    <style:style style:name="co20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0">
            <text:p>Title: Top 10 humanitarian donors to Cameroon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ource: Development Initiatives based on UN OCHA F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Committed/contributed</text:p>
          </table:table-cell>
          <table:table-cell office:value-type="string" table:style-name="ce4">
            <text:p>Pledg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US</text:p>
          </table:table-cell>
          <table:table-cell office:value-type="float" office:value="49.957625" table:style-name="ce7">
            <text:p><text:s/>50.0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13.493763" table:style-name="ce7">
            <text:p><text:s/>13.5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Japan</text:p>
          </table:table-cell>
          <table:table-cell office:value-type="float" office:value="13.255000000000001" table:style-name="ce7">
            <text:p><text:s/>13.3<text:s/></text:p>
          </table:table-cell>
          <table:table-cell office:value-type="float" office:value="1" table:style-name="ce7">
            <text:p><text:s/>1.0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ERF</text:p>
          </table:table-cell>
          <table:table-cell office:value-type="float" office:value="10.696432" table:style-name="ce7">
            <text:p><text:s/>10.7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UK</text:p>
          </table:table-cell>
          <table:table-cell office:value-type="float" office:value="6.9211289999999996" table:style-name="ce7">
            <text:p><text:s/>6.9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4.1053170000000003" table:style-name="ce7">
            <text:p><text:s/>4.1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2.778257" table:style-name="ce7">
            <text:p><text:s/>2.8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1.5031890000000001" table:style-name="ce7">
            <text:p><text:s/>1.5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Allocation of unearmarked funds by WFP</text:p>
          </table:table-cell>
          <table:table-cell office:value-type="float" office:value="1.391" table:style-name="ce7">
            <text:p><text:s/>1.4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Various Donors<text:s/></text:p>
          </table:table-cell>
          <table:table-cell office:value-type="float" office:value="1.3627290000000001" table:style-name="ce7">
            <text:p><text:s/>1.4<text:s/></text:p>
          </table:table-cell>
          <table:table-cell office:value-type="float" office:value="0" table:style-name="ce7">
            <text:p><text:s/>-<text:s text:c="3"/></text:p>
          </table:table-cell>
          <table:table-cell table:number-columns-repeated="16381" table:style-name="ce1"/>
        </table:table-row>
        <table:table-row table:style-name="ro1">
          <table:table-cell table:style-name="ce2"/>
          <table:table-cell table:number-columns-repeated="2" table:style-name="ce7"/>
          <table:table-cell table:number-columns-repeated="11" table:style-name="ce2"/>
          <table:table-cell table:number-columns-repeated="16370"/>
        </table:table-row>
        <table:table-row table:style-name="ro1">
          <table:table-cell table:style-name="ce21"/>
          <table:table-cell table:number-columns-repeated="2" table:style-name="ce22"/>
          <table:table-cell table:number-columns-repeated="2" table:style-name="ce21"/>
          <table:table-cell table:number-columns-repeated="9" table:style-name="ce2"/>
          <table:table-cell table:number-columns-repeated="16370"/>
        </table:table-row>
        <table:table-row table:style-name="ro1">
          <table:table-cell table:style-name="ce21">
            <draw:frame xmlns:presentation="urn:oasis:names:tc:opendocument:xmlns:presentation:1.0" draw:z-index="1" draw:id="id0" draw:style-name="a0" draw:name="Chart 1" svg:x="0.46875in" svg:y="0.11458in" svg:width="7.02083in" svg:height="3.36458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2" table:style-name="ce22"/>
          <table:table-cell table:number-columns-repeated="2" table:style-name="ce21"/>
          <table:table-cell table:number-columns-repeated="16379"/>
        </table:table-row>
        <table:table-row table:number-rows-repeated="9" table:style-name="ro1">
          <table:table-cell table:style-name="ce21"/>
          <table:table-cell table:number-columns-repeated="2" table:style-name="ce22"/>
          <table:table-cell table:number-columns-repeated="2" table:style-name="ce21"/>
          <table:table-cell table:number-columns-repeated="16379"/>
        </table:table-row>
        <table:table-row table:style-name="ro1">
          <table:table-cell table:style-name="ce23"/>
          <table:table-cell table:number-columns-repeated="2" table:style-name="ce24"/>
          <table:table-cell table:number-columns-repeated="2" table:style-name="ce21"/>
          <table:table-cell table:number-columns-repeated="16379"/>
        </table:table-row>
        <table:table-row table:style-name="ro1">
          <table:table-cell table:number-columns-repeated="5" table:style-name="ce21"/>
          <table:table-cell table:number-columns-repeated="16379"/>
        </table:table-row>
        <table:table-row table:number-rows-repeated="2" table:style-name="ro1">
          <table:table-cell table:style-name="ce21"/>
          <table:table-cell table:style-name="ce25"/>
          <table:table-cell table:number-columns-repeated="3" table:style-name="ce21"/>
          <table:table-cell table:number-columns-repeated="16379"/>
        </table:table-row>
        <table:table-row table:number-rows-repeated="4" table:style-name="ro1">
          <table:table-cell table:number-columns-repeated="5" table:style-name="ce21"/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Fig__2" table:style-name="ta1"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6">
            <text:p>Title: Humanitarian assistance to Cameroon by crisis category, 2015</text:p>
          </table:table-cell>
          <table:table-cell table:number-columns-repeated="3" table:style-name="ce26"/>
          <table:table-cell table:number-columns-repeated="18" table:style-name="ce20"/>
          <table:table-cell table:number-columns-repeated="16362"/>
        </table:table-row>
        <table:table-row table:style-name="ro1">
          <table:table-cell office:value-type="string" table:style-name="ce26">
            <text:p>Source: Development Initiatives based on UN OCHA FTS data. Data downloaded 31 May 2015</text:p>
          </table:table-cell>
          <table:table-cell table:number-columns-repeated="3" table:style-name="ce26"/>
          <table:table-cell table:number-columns-repeated="18" table:style-name="ce20"/>
          <table:table-cell table:number-columns-repeated="16362"/>
        </table:table-row>
        <table:table-row table:style-name="ro1">
          <table:table-cell office:value-type="string" table:style-name="ce26">
            <text:p>Notes: Due to reporting practices of some agencies, detailed breakdown may include some double counting as balacning entries are not included in the analysis</text:p>
          </table:table-cell>
          <table:table-cell table:number-columns-repeated="3" table:style-name="ce26"/>
          <table:table-cell table:number-columns-repeated="18" table:style-name="ce20"/>
          <table:table-cell table:number-columns-repeated="16362"/>
        </table:table-row>
        <table:table-row table:style-name="ro1">
          <table:table-cell table:number-columns-repeated="4" table:style-name="ce26"/>
          <table:table-cell table:number-columns-repeated="16380" table:style-name="ce20"/>
        </table:table-row>
        <table:table-row table:style-name="ro3">
          <table:table-cell table:style-name="ce28"/>
          <table:table-cell office:value-type="string" table:style-name="ce29">
            <text:p>CAR refugees</text:p>
          </table:table-cell>
          <table:table-cell office:value-type="string" table:style-name="ce29">
            <text:p>Nigerian refugees</text:p>
          </table:table-cell>
          <table:table-cell office:value-type="string" table:style-name="ce30">
            <text:p>Refugees from both Nigeria and CAR</text:p>
          </table:table-cell>
          <table:table-cell office:value-type="string" table:style-name="ce29">
            <text:p>Refugees (unspecified)</text:p>
          </table:table-cell>
          <table:table-cell office:value-type="string" table:style-name="ce29">
            <text:p>Other crises</text:p>
          </table:table-cell>
          <table:table-cell office:value-type="string" table:style-name="ce29">
            <text:p>Crisis unclear</text:p>
          </table:table-cell>
          <table:table-cell office:value-type="string" table:style-name="ce29">
            <text:p>Grand Total</text:p>
          </table:table-cell>
          <table:table-cell table:number-columns-repeated="14" table:style-name="ce20"/>
          <table:table-cell table:number-columns-repeated="16362"/>
        </table:table-row>
        <table:table-row table:style-name="ro1">
          <table:table-cell office:value-type="string" table:style-name="ce11">
            <text:p>US$ million</text:p>
          </table:table-cell>
          <table:table-cell office:value-type="float" office:value="61.874889000000003" table:style-name="ce7">
            <text:p><text:s/>61.9<text:s/></text:p>
          </table:table-cell>
          <table:table-cell office:value-type="float" office:value="20.035150000000002" table:style-name="ce7">
            <text:p><text:s/>20.0<text:s/></text:p>
          </table:table-cell>
          <table:table-cell office:value-type="float" office:value="4.3015720000000002" table:style-name="ce7">
            <text:p><text:s/>4.3<text:s/></text:p>
          </table:table-cell>
          <table:table-cell office:value-type="float" office:value="0.47105799999999998" table:style-name="ce7">
            <text:p><text:s/>0.5<text:s/></text:p>
          </table:table-cell>
          <table:table-cell office:value-type="float" office:value="0.66869299999999998" table:style-name="ce7">
            <text:p><text:s/>0.7<text:s/></text:p>
          </table:table-cell>
          <table:table-cell office:value-type="float" office:value="21.814147999999999" table:style-name="ce7">
            <text:p><text:s/>21.8<text:s/></text:p>
          </table:table-cell>
          <table:table-cell office:value-type="float" office:value="109.16551" table:style-name="ce7">
            <text:p><text:s/>109.2<text:s/></text:p>
          </table:table-cell>
          <table:table-cell table:number-columns-repeated="14" table:style-name="ce20"/>
          <table:table-cell table:number-columns-repeated="16362"/>
        </table:table-row>
        <table:table-row table:style-name="ro1">
          <table:table-cell office:value-type="string" table:style-name="ce11">
            <text:p>% of total</text:p>
          </table:table-cell>
          <table:table-cell office:value-type="percentage" office:value="0.56679888180799964" table:formula="msoxl:=B6/$H$6" table:style-name="ce10">
            <text:p>57%</text:p>
          </table:table-cell>
          <table:table-cell office:value-type="percentage" office:value="0.18353003618084138" table:formula="msoxl:=C6/$H$6" table:style-name="ce10">
            <text:p>18%</text:p>
          </table:table-cell>
          <table:table-cell office:value-type="percentage" office:value="3.9404130480405399E-2" table:formula="msoxl:=D6/$H$6" table:style-name="ce10">
            <text:p>4%</text:p>
          </table:table-cell>
          <table:table-cell office:value-type="percentage" office:value="4.3150808345969347E-3" table:formula="msoxl:=E6/$H$6" table:style-name="ce10">
            <text:p>0%</text:p>
          </table:table-cell>
          <table:table-cell office:value-type="percentage" office:value="6.1254969632808017E-3" table:formula="msoxl:=F6/$H$6" table:style-name="ce10">
            <text:p>1%</text:p>
          </table:table-cell>
          <table:table-cell office:value-type="percentage" office:value="0.19982637373287587" table:formula="msoxl:=G6/$H$6" table:style-name="ce10">
            <text:p>20%</text:p>
          </table:table-cell>
          <table:table-cell table:style-name="ce7"/>
          <table:table-cell table:number-columns-repeated="14" table:style-name="ce20"/>
          <table:table-cell table:number-columns-repeated="16362"/>
        </table:table-row>
        <table:table-row table:number-rows-repeated="4" table:style-name="ro1">
          <table:table-cell table:style-name="ce26"/>
          <table:table-cell table:style-name="ce27"/>
          <table:table-cell table:number-columns-repeated="2" table:style-name="ce26"/>
          <table:table-cell table:number-columns-repeated="18" table:style-name="ce20"/>
          <table:table-cell table:number-columns-repeated="16362"/>
        </table:table-row>
        <table:table-row table:style-name="ro1">
          <table:table-cell table:style-name="ce20">
            <draw:frame xmlns:presentation="urn:oasis:names:tc:opendocument:xmlns:presentation:1.0" draw:z-index="1" draw:id="id1" draw:style-name="a1" draw:name="Chart 2" svg:x="0.36458in" svg:y="0in" svg:width="8.55208in" svg:height="4.07292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style-name="ce11"/>
          <table:table-cell table:number-columns-repeated="20" table:style-name="ce20"/>
          <table:table-cell table:number-columns-repeated="16362"/>
        </table:table-row>
        <table:table-row table:number-rows-repeated="5" table:style-name="ro1">
          <table:table-cell table:style-name="ce20"/>
          <table:table-cell table:style-name="ce11"/>
          <table:table-cell table:number-columns-repeated="20" table:style-name="ce20"/>
          <table:table-cell table:number-columns-repeated="16362"/>
        </table:table-row>
        <table:table-row table:number-rows-repeated="2" table:style-name="ro1">
          <table:table-cell table:number-columns-repeated="22" table:style-name="ce20"/>
          <table:table-cell table:number-columns-repeated="16362"/>
        </table:table-row>
        <table:table-row table:number-rows-repeated="3" table:style-name="ro1">
          <table:table-cell table:number-columns-repeated="8" table:style-name="ce1"/>
          <table:table-cell table:number-columns-repeated="14" table:style-name="ce20"/>
          <table:table-cell table:number-columns-repeated="16362"/>
        </table:table-row>
        <table:table-row table:style-name="ro1">
          <table:table-cell table:number-columns-repeated="22" table:style-name="ce20"/>
          <table:table-cell table:number-columns-repeated="16362"/>
        </table:table-row>
        <table:table-row table:number-rows-repeated="1048553" table:style-name="ro1">
          <table:table-cell table:number-columns-repeated="16384"/>
        </table:table-row>
      </table:table>
      <table:table table:name="Fig__3" table:style-name="ta1">
        <table:table-column table:style-name="co10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20">
            <text:p>Title: Humanitarian funding to Cameroon by secto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0">
            <text:p>Note: Other includes agriculture, shelter and NFI items, WASH, Protection/Human rights/Rule of Law, Coordination and support services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4"/>
          <table:table-cell office:value-type="string" table:style-name="ce4">
            <text:p>US$ million</text:p>
          </table:table-cell>
          <table:table-cell office:value-type="string" table:style-name="ce4">
            <text:p>% to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ti-sector</text:p>
          </table:table-cell>
          <table:table-cell office:value-type="float" office:value="44.890759000000003" table:style-name="ce6">
            <text:p>44.9</text:p>
          </table:table-cell>
          <table:table-cell office:value-type="percentage" office:value="0.4112174165631618" table:formula="msoxl:=B6/$B$12" table:style-name="ce10">
            <text:p>41%</text:p>
          </table:table-cell>
          <table:table-cell/>
          <table:table-cell table:style-name="ce1">
            <draw:frame xmlns:presentation="urn:oasis:names:tc:opendocument:xmlns:presentation:1.0" draw:z-index="1" draw:id="id2" draw:style-name="a2" draw:name="Chart 1" svg:x="0.36458in" svg:y="0.16667in" svg:width="9.45833in" svg:height="4.7708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33.382438999999998" table:style-name="ce6">
            <text:p>33.4</text:p>
          </table:table-cell>
          <table:table-cell office:value-type="percentage" office:value="0.30579657439423863" table:formula="msoxl:=B7/$B$12" table:style-name="ce10">
            <text:p>3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20.746839999999999" table:style-name="ce6">
            <text:p>20.7</text:p>
          </table:table-cell>
          <table:table-cell office:value-type="percentage" office:value="0.19004940296619324" table:formula="msoxl:=B8/$B$12" table:style-name="ce10">
            <text:p>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6.8582900000000002" table:style-name="ce6">
            <text:p>6.9</text:p>
          </table:table-cell>
          <table:table-cell office:value-type="percentage" office:value="6.2824696188384044E-2" table:formula="msoxl:=B9/$B$12" table:style-name="ce10">
            <text:p>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ucation</text:p>
          </table:table-cell>
          <table:table-cell office:value-type="float" office:value="1.0002340000000001" table:style-name="ce6">
            <text:p>1.0</text:p>
          </table:table-cell>
          <table:table-cell office:value-type="percentage" office:value="9.1625459359828947E-3" table:formula="msoxl:=B10/$B$12" table:style-name="ce10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</text:p>
          </table:table-cell>
          <table:table-cell office:value-type="float" office:value="2.2869479999999998" table:style-name="ce6">
            <text:p>2.3</text:p>
          </table:table-cell>
          <table:table-cell office:value-type="percentage" office:value="2.0949363952039429E-2" table:formula="msoxl:=B11/B12" table:style-name="ce10">
            <text:p>2%</text:p>
          </table:table-cell>
          <table:table-cell table:number-columns-repeated="16381" table:style-name="ce2"/>
        </table:table-row>
        <table:table-row table:style-name="ro4">
          <table:table-cell office:value-type="string" table:style-name="ce8">
            <text:p>Grand Total</text:p>
          </table:table-cell>
          <table:table-cell office:value-type="float" office:value="109.16551" table:style-name="ce13">
            <text:p>109.2</text:p>
          </table:table-cell>
          <table:table-cell office:value-type="percentage" office:value="1" table:formula="msoxl:=B12/$B$12" table:style-name="ce15">
            <text:p>100%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Agriculture</text:p>
          </table:table-cell>
          <table:table-cell office:value-type="float" office:value="0.76952900000000002" table:style-name="ce17">
            <text:p>0.8</text:p>
          </table:table-cell>
          <table:table-cell office:value-type="percentage" office:value="7.0491952998708108E-3" table:formula="msoxl:=B14/$B$12" table:style-name="ce18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Shelter and non-food items</text:p>
          </table:table-cell>
          <table:table-cell office:value-type="float" office:value="0.67461800000000005" table:style-name="ce17">
            <text:p>0.7</text:p>
          </table:table-cell>
          <table:table-cell office:value-type="percentage" office:value="6.1797723475115907E-3" table:formula="msoxl:=B15/$B$12" table:style-name="ce18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Water and Sanitation</text:p>
          </table:table-cell>
          <table:table-cell office:value-type="float" office:value="0.55908999999999998" table:style-name="ce17">
            <text:p>0.6</text:p>
          </table:table-cell>
          <table:table-cell office:value-type="percentage" office:value="5.1214893788340292E-3" table:formula="msoxl:=B16/$B$12" table:style-name="ce19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Protection/Human rights/Rule of law</text:p>
          </table:table-cell>
          <table:table-cell office:value-type="float" office:value="0.20003899999999999" table:style-name="ce17">
            <text:p>0.2</text:p>
          </table:table-cell>
          <table:table-cell office:value-type="percentage" office:value="1.8324377360578446E-3" table:formula="msoxl:=B17/$B$12" table:style-name="ce18">
            <text:p>0%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oordination and support services</text:p>
          </table:table-cell>
          <table:table-cell office:value-type="float" office:value="8.3671999999999996E-2" table:style-name="ce17">
            <text:p>0.1</text:p>
          </table:table-cell>
          <table:table-cell office:value-type="percentage" office:value="7.6646918976515561E-4" table:formula="msoxl:=B18/$B$12" table:style-name="ce18">
            <text:p>0%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Fig__4" table:style-name="ta1">
        <table:table-column table:style-name="co11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13" table:default-cell-style-name="ce1"/>
        <table:table-column table:style-name="co6" table:number-columns-repeated="16379" table:default-cell-style-name="ce1"/>
        <table:table-row table:style-name="ro5">
          <table:table-cell office:value-type="string" table:style-name="ce2">
            <text:p>Title: CERF grants by country, 2013-2015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2">
            <text:p>Source: Development Initiatives based on UN OCHA FTS/UN CERF data</text:p>
          </table:table-cell>
          <table:table-cell table:number-columns-repeated="7" table:style-name="ce2"/>
          <table:table-cell table:number-columns-repeated="16376"/>
        </table:table-row>
        <table:table-row table:style-name="ro5">
          <table:table-cell table:number-columns-repeated="8" table:style-name="ce2"/>
          <table:table-cell table:number-columns-repeated="16376"/>
        </table:table-row>
        <table:table-row table:style-name="ro5">
          <table:table-cell table:style-name="ce4"/>
          <table:table-cell office:value-type="float" office:value="2013" table:style-name="ce4">
            <text:p>2013</text:p>
          </table:table-cell>
          <table:table-cell office:value-type="float" office:value="2014" table:style-name="ce4">
            <text:p>2014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Grand Total</text:p>
          </table:table-cell>
          <table:table-cell table:number-columns-repeated="3" table:style-name="ce2"/>
          <table:table-cell table:number-columns-repeated="16376"/>
        </table:table-row>
        <table:table-row table:style-name="ro5">
          <table:table-cell office:value-type="string" table:style-name="ce2">
            <text:p>UN CERF</text:p>
          </table:table-cell>
          <table:table-cell office:value-type="float" office:value="4.1888719999999999" table:style-name="ce7">
            <text:p><text:s/>4.2<text:s/></text:p>
          </table:table-cell>
          <table:table-cell office:value-type="float" office:value="18.318375" table:style-name="ce7">
            <text:p><text:s/>18.3<text:s/></text:p>
          </table:table-cell>
          <table:table-cell office:value-type="float" office:value="7.0661740000000002" table:style-name="ce7">
            <text:p><text:s/>7.1<text:s/></text:p>
          </table:table-cell>
          <table:table-cell office:value-type="float" office:value="29.573421" table:style-name="ce7">
            <text:p><text:s/>29.6<text:s/></text:p>
          </table:table-cell>
          <table:table-cell table:number-columns-repeated="3" table:style-name="ce2"/>
          <table:table-cell table:number-columns-repeated="16376"/>
        </table:table-row>
        <table:table-row table:style-name="ro5">
          <table:table-cell office:value-type="string" table:style-name="ce2">
            <text:p>CERF rank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style-name="ce7"/>
          <table:table-cell table:number-columns-repeated="3" table:style-name="ce2"/>
          <table:table-cell table:number-columns-repeated="16376"/>
        </table:table-row>
        <table:table-row table:style-name="ro5">
          <table:table-cell office:value-type="string" table:style-name="ce2">
            <text:p>CERF %</text:p>
          </table:table-cell>
          <table:table-cell office:value-type="percentage" office:value="8.6905371863391472E-3" table:formula="msoxl:=B5/482.003806" table:style-name="ce14">
            <text:p>0.87%</text:p>
          </table:table-cell>
          <table:table-cell office:value-type="percentage" office:value="3.975348871063529E-2" table:formula="msoxl:=C5/460.79918" table:style-name="ce14">
            <text:p>3.98%</text:p>
          </table:table-cell>
          <table:table-cell office:value-type="percentage" office:value="3.9846878521126006E-2" table:formula="msoxl:=D5/177.333188" table:style-name="ce14">
            <text:p>3.98%</text:p>
          </table:table-cell>
          <table:table-cell table:style-name="ce14"/>
          <table:table-cell table:number-columns-repeated="3" table:style-name="ce2"/>
          <table:table-cell table:number-columns-repeated="16376"/>
        </table:table-row>
        <table:table-row table:style-name="ro5">
          <table:table-cell table:number-columns-repeated="16384" table:style-name="ce2"/>
        </table:table-row>
        <table:table-row table:style-name="ro5">
          <table:table-cell office:value-type="string" table:style-name="ce2">
            <text:p>Title: CERF funding by sector, 2015</text:p>
          </table:table-cell>
          <table:table-cell table:number-columns-repeated="16383" table:style-name="ce2"/>
        </table:table-row>
        <table:table-row table:style-name="ro5">
          <table:table-cell office:value-type="string" table:style-name="ce20">
            <text:p>Source: Development Initiatives based on UN CERF data</text:p>
          </table:table-cell>
          <table:table-cell table:number-columns-repeated="7" table:style-name="ce2"/>
          <table:table-cell table:number-columns-repeated="16376"/>
        </table:table-row>
        <table:table-row table:style-name="ro5">
          <table:table-cell table:number-columns-repeated="8" table:style-name="ce2"/>
          <table:table-cell table:number-columns-repeated="16376"/>
        </table:table-row>
        <table:table-row table:style-name="ro5">
          <table:table-cell table:style-name="ce4"/>
          <table:table-cell office:value-type="string" table:style-name="ce4">
            <text:p>Sum of Approved</text:p>
          </table:table-cell>
          <table:table-cell office:value-type="string" table:style-name="ce4">
            <text:p>% total</text:p>
          </table:table-cell>
          <table:table-cell table:style-name="ce2"/>
          <table:table-cell table:style-name="ce7"/>
          <table:table-cell table:number-columns-repeated="16379" table:style-name="ce2"/>
        </table:table-row>
        <table:table-row table:style-name="ro5">
          <table:table-cell office:value-type="string" table:style-name="ce2">
            <text:p>Agriculture</text:p>
          </table:table-cell>
          <table:table-cell office:value-type="float" office:value="0.41812899999999997" table:style-name="ce7">
            <text:p><text:s/>0.4<text:s/></text:p>
          </table:table-cell>
          <table:table-cell office:value-type="percentage" office:value="5.9173323498685419E-2" table:formula="msoxl:=B13/$B$20" table:style-name="ce10">
            <text:p>6%</text:p>
          </table:table-cell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2">
            <text:p>Food</text:p>
          </table:table-cell>
          <table:table-cell office:value-type="float" office:value="3.00054" table:style-name="ce7">
            <text:p><text:s/>3.0<text:s/></text:p>
          </table:table-cell>
          <table:table-cell office:value-type="percentage" office:value="0.4246343212040915" table:formula="msoxl:=B14/$B$20" table:style-name="ce10">
            <text:p>42%</text:p>
          </table:table-cell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2">
            <text:p>Health</text:p>
          </table:table-cell>
          <table:table-cell office:value-type="float" office:value="0.88729499999999994" table:style-name="ce7">
            <text:p><text:s/>0.9<text:s/></text:p>
          </table:table-cell>
          <table:table-cell office:value-type="percentage" office:value="0.12556936752477366" table:formula="msoxl:=B15/$B$20" table:style-name="ce10">
            <text:p>13%</text:p>
          </table:table-cell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2">
            <text:p>Multi-sector</text:p>
          </table:table-cell>
          <table:table-cell office:value-type="float" office:value="1.8721840000000001" table:style-name="ce7">
            <text:p><text:s/>1.9<text:s/></text:p>
          </table:table-cell>
          <table:table-cell office:value-type="percentage" office:value="0.26495016963918522" table:formula="msoxl:=B16/$B$20" table:style-name="ce10">
            <text:p>26%</text:p>
          </table:table-cell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2">
            <text:p>Protection/Human Rights/Rule of Law</text:p>
          </table:table-cell>
          <table:table-cell office:value-type="float" office:value="0.48719299999999999" table:style-name="ce7">
            <text:p><text:s/>0.5<text:s/></text:p>
          </table:table-cell>
          <table:table-cell office:value-type="percentage" office:value="6.8947212451886966E-2" table:formula="msoxl:=B17/$B$20" table:style-name="ce10">
            <text:p>7%</text:p>
          </table:table-cell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2">
            <text:p>Shelter and non-food items</text:p>
          </table:table-cell>
          <table:table-cell office:value-type="float" office:value="0.200796" table:style-name="ce7">
            <text:p><text:s/>0.2<text:s/></text:p>
          </table:table-cell>
          <table:table-cell office:value-type="percentage" office:value="2.8416509415137528E-2" table:formula="msoxl:=B18/$B$20" table:style-name="ce10">
            <text:p>3%</text:p>
          </table:table-cell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2">
            <text:p>Water and sanitation</text:p>
          </table:table-cell>
          <table:table-cell office:value-type="float" office:value="0.20003699999999999" table:style-name="ce7">
            <text:p><text:s/>0.2<text:s/></text:p>
          </table:table-cell>
          <table:table-cell office:value-type="percentage" office:value="2.8309096266239692E-2" table:formula="msoxl:=B19/$B$20" table:style-name="ce10">
            <text:p>3%</text:p>
          </table:table-cell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8">
            <text:p>Grand Total</text:p>
          </table:table-cell>
          <table:table-cell office:value-type="float" office:value="7.0661740000000002" table:style-name="ce9">
            <text:p><text:s/>7.1<text:s/></text:p>
          </table:table-cell>
          <table:table-cell table:style-name="ce8"/>
          <table:table-cell table:number-columns-repeated="5" table:style-name="ce2"/>
          <table:table-cell table:number-columns-repeated="16376"/>
        </table:table-row>
        <table:table-row table:number-rows-repeated="2" table:style-name="ro5">
          <table:table-cell table:number-columns-repeated="8" table:style-name="ce2"/>
          <table:table-cell table:number-columns-repeated="16376"/>
        </table:table-row>
        <table:table-row table:style-name="ro5">
          <table:table-cell table:style-name="ce2">
            <draw:frame xmlns:presentation="urn:oasis:names:tc:opendocument:xmlns:presentation:1.0" draw:z-index="1" draw:id="id3" draw:style-name="a3" draw:name="Chart 2" svg:x="0.19792in" svg:y="0.05208in" svg:width="6.34375in" svg:height="5.031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7" table:style-name="ce2"/>
          <table:table-cell table:number-columns-repeated="16376"/>
        </table:table-row>
        <table:table-row table:style-name="ro5">
          <table:table-cell table:number-columns-repeated="3" table:style-name="ce1"/>
          <table:table-cell table:number-columns-repeated="5" table:style-name="ce2"/>
          <table:table-cell table:number-columns-repeated="16376"/>
        </table:table-row>
        <table:table-row table:style-name="ro5">
          <table:table-cell table:number-columns-repeated="5" table:style-name="ce1"/>
          <table:table-cell table:number-columns-repeated="3" table:style-name="ce2"/>
          <table:table-cell table:number-columns-repeated="16376"/>
        </table:table-row>
        <table:table-row table:number-rows-repeated="1048551" table:style-name="ro5">
          <table:table-cell table:number-columns-repeated="16384"/>
        </table:table-row>
      </table:table>
      <table:table table:name="Fig__5" table:style-name="ta1">
        <table:table-column table:style-name="co1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itle: Humanitarian funding to Cameroon, 2013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float" office:value="2013" table:style-name="ce4">
            <text:p>2013</text:p>
          </table:table-cell>
          <table:table-cell office:value-type="float" office:value="2014" table:style-name="ce4">
            <text:p>2014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Grand Tot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US$ millions</text:p>
          </table:table-cell>
          <table:table-cell office:value-type="float" office:value="28.094640999999999" table:style-name="ce7">
            <text:p><text:s/>28.1<text:s/></text:p>
          </table:table-cell>
          <table:table-cell office:value-type="float" office:value="86.133722000000006" table:style-name="ce7">
            <text:p><text:s/>86.1<text:s/></text:p>
          </table:table-cell>
          <table:table-cell office:value-type="float" office:value="109.16551" table:style-name="ce7">
            <text:p><text:s/>109.2<text:s/></text:p>
          </table:table-cell>
          <table:table-cell office:value-type="float" office:value="223.39387300000001" table:style-name="ce7">
            <text:p><text:s/>223.4<text:s/></text:p>
          </table:table-cell>
          <table:table-cell table:number-columns-repeated="4" table:style-name="ce1"/>
          <table:table-cell table:style-name="ce11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4" draw:style-name="a4" draw:name="Chart 1" svg:x="0.16667in" svg:y="0.14583in" svg:width="6.85417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32" table:style-name="ro1">
          <table:table-cell table:number-columns-repeated="16384"/>
        </table:table-row>
        <table:table-row table:number-rows-repeated="3" table:style-name="ro1">
          <table:table-cell table:number-columns-repeated="16384" table:style-name="ce2"/>
        </table:table-row>
        <table:table-row table:number-rows-repeated="1048533" table:style-name="ro1">
          <table:table-cell table:number-columns-repeated="16384"/>
        </table:table-row>
      </table:table>
      <table:table table:name="Fig__6" table:style-name="ta1">
        <table:table-column table:style-name="co17" table:default-cell-style-name="ce1"/>
        <table:table-column table:style-name="co18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2">
            <text:p>Title: Top humanitarian donors to Cameroon, 2013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ource: Development Initiaves based on UN OCHA FTS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0">
            <text:p>Note: Private includes individuals and organisation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</text:p>
          </table:table-cell>
          <table:table-cell office:value-type="float" office:value="67.863354999999999" table:style-name="ce7">
            <text:p><text:s/>67.9<text:s/></text:p>
          </table:table-cell>
          <table:table-cell table:style-name="ce1">
            <draw:frame xmlns:presentation="urn:oasis:names:tc:opendocument:xmlns:presentation:1.0" draw:z-index="1" draw:id="id5" draw:style-name="a5" draw:name="Chart 1" svg:x="0.66667in" svg:y="0.01042in" svg:width="7.98958in" svg:height="4.2708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31.856843000000001" table:style-name="ce7">
            <text:p><text:s/>31.9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ERF</text:p>
          </table:table-cell>
          <table:table-cell office:value-type="float" office:value="29.573421" table:style-name="ce7">
            <text:p><text:s/>29.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EU Institutions</text:p>
          </table:table-cell>
          <table:table-cell office:value-type="float" office:value="29.375233000000001" table:style-name="ce7">
            <text:p><text:s/>29.4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K</text:p>
          </table:table-cell>
          <table:table-cell office:value-type="float" office:value="20.8596" table:style-name="ce7">
            <text:p><text:s/>20.9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13.226528999999999" table:style-name="ce7">
            <text:p><text:s/>13.2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3.3491149999999998" table:style-name="ce7">
            <text:p><text:s/>3.3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3.1304829999999999" table:style-name="ce7">
            <text:p><text:s/>3.1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2.9644149999999998" table:style-name="ce7">
            <text:p><text:s/>3.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ivate<text:s/></text:p>
          </table:table-cell>
          <table:table-cell office:value-type="float" office:value="2.9211999999999998" table:style-name="ce7">
            <text:p><text:s/>2.9<text:s/>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style-name="ce7"/>
          <table:table-cell table:number-columns-repeated="20" table:style-name="ce2"/>
          <table:table-cell table:number-columns-repeated="16362"/>
        </table:table-row>
        <table:table-row table:style-name="ro1">
          <table:table-cell table:number-columns-repeated="2" table:style-name="ce1"/>
          <table:table-cell table:number-columns-repeated="20" table:style-name="ce2"/>
          <table:table-cell table:number-columns-repeated="16362"/>
        </table:table-row>
        <table:table-row table:number-rows-repeated="14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7" table:style-name="ro1">
          <table:table-cell/>
          <table:table-cell table:style-name="ce7"/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UN_Appeals" table:style-name="ta1">
        <table:table-column table:style-name="co19" table:default-cell-style-name="ce1"/>
        <table:table-column table:style-name="co20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2">
            <text:p>Title: Funding to UN Appeals, 2015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esponse Plan/Appeal title</text:p>
          </table:table-cell>
          <table:table-cell office:value-type="string" table:style-name="ce1">
            <text:p>Cameroon 2015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Committed/contributed</text:p>
          </table:table-cell>
          <table:table-cell office:value-type="string" table:style-name="ce4">
            <text:p>Pledged</text:p>
          </table:table-cell>
          <table:table-cell table:number-columns-repeated="16382"/>
        </table:table-row>
        <table:table-row table:style-name="ro1">
          <table:table-cell office:value-type="float" office:value="82.396916000000004" table:style-name="ce7">
            <text:p><text:s/>82.4<text:s/></text:p>
          </table:table-cell>
          <table:table-cell office:value-type="float" office:value="1" table:style-name="ce7">
            <text:p><text:s/>1.0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vised requirements</text:p>
          </table:table-cell>
          <table:table-cell office:value-type="float" office:value="264.02345700000001" table:formula="msoxl:=264023457/1000000" table:style-name="ce6">
            <text:p>264.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% needs met</text:p>
          </table:table-cell>
          <table:table-cell office:value-type="percentage" office:value="0.31208180112572348" table:formula="msoxl:=A8/B10" table:style-name="ce12">
            <text:p>31%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utside appeal</text:p>
          </table:table-cell>
          <table:table-cell office:value-type="float" office:value="26.768594" table:style-name="ce6">
            <text:p>26.8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0"/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database-ranges>
        <table:database-range table:target-range-address="Fig__4.A14:Fig__4.C21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integer-digits="1" number:grouping="true"/>
      <number:text> </number:text>
    </number:number-style>
    <number:number-style style:name="N37P1">
      <number:text>-</number:text>
      <number:number number:decimal-places="1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beckyc</dc:creator>
    <meta:creation-date>2006-11-14T14:07:21Z</meta:creation-date>
    <dc:date>2015-06-02T10:34:09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2.25pt" svg:width="505.5pt" chart:style-name="Crt0">
        <chart:plot-area chart:style-name="Plt0">
          <chart:axis chart:dimension="x" chart:name="primary-x" chart:style-name="Axs0">
            <chart:categories table:cell-range-address="Fig__1.$A$5:.$A$14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1.$B$4" chart:values-cell-range-address="Fig__1.$B$5:.$B$14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3.25pt" svg:width="615.75pt" chart:style-name="Crt0">
        <chart:plot-area chart:style-name="Plt0">
          <chart:axis chart:dimension="x">
            <chart:categories table:cell-range-address="Fig__2.$B$5:.$G$5"/>
          </chart:axis>
          <chart:axis chart:dimension="y"/>
          <chart:series chart:label-cell-address="Fig__2.$A$6" chart:values-cell-range-address="Fig__2.$B$6:.$G$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43.4999212598425pt" svg:width="681.0pt" chart:style-name="Crt0">
        <chart:plot-area chart:style-name="Plt0">
          <chart:axis chart:dimension="x">
            <chart:categories table:cell-range-address="Fig__3.$A$6:.$A$11"/>
          </chart:axis>
          <chart:axis chart:dimension="y"/>
          <chart:series chart:label-cell-address="Fig__3.$B$5" chart:values-cell-range-address="Fig__3.$B$6:.$B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2.2500787401575pt" svg:width="456.75pt" chart:style-name="Crt0">
        <chart:plot-area chart:style-name="Plt0">
          <chart:axis chart:dimension="x">
            <chart:categories table:cell-range-address="Fig__4.$A$13:.$A$19"/>
          </chart:axis>
          <chart:axis chart:dimension="y"/>
          <chart:series chart:label-cell-address="Fig__4.$B$12" chart:values-cell-range-address="Fig__4.$B$13:.$B$1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93.5pt" chart:style-name="Crt0">
        <chart:plot-area chart:style-name="Plt0">
          <chart:axis chart:dimension="x" chart:name="primary-x" chart:style-name="Axs0">
            <chart:categories table:cell-range-address="Fig__5.$B$4:.$D$4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5.$A$5" chart:values-cell-range-address="Fig__5.$B$5:.$D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7.5pt" svg:width="575.25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US$ millions</text:p>
              </table:table-cell>
            </table:table-row>
          </table:table-header-rows>
          <table:table-row>
            <table:table-cell office:value-type="string">
              <text:p>US</text:p>
            </table:table-cell>
            <table:table-cell office:value-type="float" office:value="67.863354999999999"/>
          </table:table-row>
          <table:table-row>
            <table:table-cell office:value-type="string">
              <text:p>Japan</text:p>
            </table:table-cell>
            <table:table-cell office:value-type="float" office:value="31.856843000000001"/>
          </table:table-row>
          <table:table-row>
            <table:table-cell office:value-type="string">
              <text:p>CERF</text:p>
            </table:table-cell>
            <table:table-cell office:value-type="float" office:value="29.573421"/>
          </table:table-row>
          <table:table-row>
            <table:table-cell office:value-type="string">
              <text:p>EU Institutions</text:p>
            </table:table-cell>
            <table:table-cell office:value-type="float" office:value="29.375233000000001"/>
          </table:table-row>
          <table:table-row>
            <table:table-cell office:value-type="string">
              <text:p>UK</text:p>
            </table:table-cell>
            <table:table-cell office:value-type="float" office:value="20.8596"/>
          </table:table-row>
          <table:table-row>
            <table:table-cell office:value-type="string">
              <text:p>Germany</text:p>
            </table:table-cell>
            <table:table-cell office:value-type="float" office:value="13.226528999999999"/>
          </table:table-row>
          <table:table-row>
            <table:table-cell office:value-type="string">
              <text:p>Sweden</text:p>
            </table:table-cell>
            <table:table-cell office:value-type="float" office:value="3.3491149999999998"/>
          </table:table-row>
          <table:table-row>
            <table:table-cell office:value-type="string">
              <text:p>Switzerland</text:p>
            </table:table-cell>
            <table:table-cell office:value-type="float" office:value="3.1304829999999999"/>
          </table:table-row>
          <table:table-row>
            <table:table-cell office:value-type="string">
              <text:p>France</text:p>
            </table:table-cell>
            <table:table-cell office:value-type="float" office:value="2.9644149999999998"/>
          </table:table-row>
          <table:table-row>
            <table:table-cell office:value-type="string">
              <text:p>Private </text:p>
            </table:table-cell>
            <table:table-cell office:value-type="float" office:value="2.921199999999999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